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3d8a" officeooo:paragraph-rsid="00103d8a"/>
    </style:style>
    <style:style style:name="P2" style:family="paragraph" style:parent-style-name="Standard">
      <style:text-properties officeooo:rsid="00103d8a" officeooo:paragraph-rsid="00103d8a"/>
    </style:style>
    <style:style style:name="P3" style:family="paragraph" style:parent-style-name="Standard">
      <style:text-properties officeooo:rsid="00113155" officeooo:paragraph-rsid="001131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h: https://medium.com/@ivanaugustobd/seu-terminal-pode-ser-muito-muito-mais-produtivo-3159c8ef77b2</text:p>
      <text:p text:style-name="P1"/>
      <text:p text:style-name="P1">Oh my zsh{</text:p>
      <text:p text:style-name="P1">autocomplete</text:p>
      <text:p text:style-name="P1">syntax hightlighting </text:p>
      <text:p text:style-name="P1">}</text:p>
      <text:p text:style-name="P1">power10k</text:p>
      <text:p text:style-name="P1"/>
      <text:p text:style-name="P1"/>
      <text:p text:style-name="P1">Vscode{</text:p>
      <text:p text:style-name="P1">live server (para html)</text:p>
      <text:p text:style-name="P1">code runner (para JS)</text:p>
      <text:p text:style-name="P1">}</text:p>
      <text:p text:style-name="P1"/>
      <text:p text:style-name="P1"/>
      <text:p text:style-name="P1">Git (para versionar)</text:p>
      <text:p text:style-name="P1">NodeJS (para ler JS)</text:p>
      <text:p text:style-name="P1"/>
      <text:p text:style-name="P3">NPM: Para aaliar os lints</text:p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5:55:20.755433679</meta:creation-date>
    <dc:date>2021-05-25T14:11:12.291554945</dc:date>
    <meta:editing-duration>PT5M4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32" meta:character-count="270" meta:non-whitespace-character-count="250"/>
  </office:meta>
</office:document-meta>
</file>